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28in" fo:margin-left="0.009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1.084in" style:rel-column-width="10759*"/>
    </style:style>
    <style:style style:name="Table1.B" style:family="table-column">
      <style:table-column-properties style:column-width="5.5188in" style:rel-column-width="5477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701in" style:keep-together="true" fo:keep-together="auto"/>
    </style:style>
    <style:style style:name="Table1.5" style:family="table-row">
      <style:table-row-properties style:min-row-height="0.6139in" style:keep-together="true" fo:keep-together="auto"/>
    </style:style>
    <style:style style:name="Table1.6" style:family="table-row">
      <style:table-row-properties style:min-row-height="0.7403in" style:keep-together="true" fo:keep-together="auto"/>
    </style:style>
    <style:style style:name="Table1.7" style:family="table-row">
      <style:table-row-properties style:min-row-height="0.6965in" style:keep-together="true" fo:keep-together="auto"/>
    </style:style>
    <style:style style:name="Table1.8" style:family="table-row">
      <style:table-row-properties style:min-row-height="0.7125in" style:keep-together="true" fo:keep-together="auto"/>
    </style:style>
    <style:style style:name="Table1.9" style:family="table-row">
      <style:table-row-properties style:min-row-height="0.5326in" style:keep-together="true" fo:keep-together="auto"/>
    </style:style>
    <style:style style:name="Table1.10" style:family="table-row">
      <style:table-row-properties style:min-row-height="0.6875in" style:keep-together="true" fo:keep-together="auto"/>
    </style:style>
    <style:style style:name="Table1.11" style:family="table-row">
      <style:table-row-properties style:min-row-height="0.6451in" style:keep-together="true" fo:keep-together="auto"/>
    </style:style>
    <style:style style:name="Table4" style:family="table">
      <style:table-properties style:width="6.6542in" fo:margin-left="0.0007in" fo:margin-right="0.0132in" fo:margin-top="0in" fo:margin-bottom="0in" table:align="margins" fo:background-color="#ffffff" style:writing-mode="lr-tb">
        <style:background-image/>
      </style:table-properties>
    </style:style>
    <style:style style:name="Table4.A" style:family="table-column">
      <style:table-column-properties style:column-width="1.416in" style:rel-column-width="13945*"/>
    </style:style>
    <style:style style:name="Table4.B" style:family="table-column">
      <style:table-column-properties style:column-width="1.4972in" style:rel-column-width="14745*"/>
    </style:style>
    <style:style style:name="Table4.C" style:family="table-column">
      <style:table-column-properties style:column-width="3.741in" style:rel-column-width="36845*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2" style:family="table-row">
      <style:table-row-properties style:min-row-height="0.4236in" style:keep-together="true" fo:keep-together="auto"/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9729in" style:keep-together="true" fo:keep-together="auto"/>
    </style:style>
    <style:style style:name="Table2.4" style:family="table-row">
      <style:table-row-properties style:min-row-height="1.1111in" style:keep-together="true" fo:keep-together="auto"/>
    </style:style>
    <style:style style:name="Table2.5" style:family="table-row">
      <style:table-row-properties style:min-row-height="0.834in" style:keep-together="true" fo:keep-together="auto"/>
    </style:style>
    <style:style style:name="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P3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4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2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sv" fo:country="SE" style:text-underline-style="none" style:letter-kerning="true" style:font-size-asian="8pt" style:font-size-complex="8pt"/>
    </style:style>
    <style:style style:name="P2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2" style:family="paragraph" style:parent-style-name="Standard">
      <style:paragraph-properties fo:text-align="justify" style:justify-single-word="false"/>
      <style:text-properties style:font-name="Verdana1" fo:font-size="8pt" style:font-size-asian="8pt" style:font-size-complex="8pt"/>
    </style:style>
    <style:style style:name="P23" style:family="paragraph" style:parent-style-name="Standard">
      <style:paragraph-properties fo:margin-top="0.0835in" fo:margin-bottom="0.0835in" style:line-height-at-least="0.0835in" fo:text-align="start" style:justify-single-word="false"/>
    </style:style>
    <style:style style:name="P24" style:family="paragraph" style:parent-style-name="Standar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25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style:font-size-asian="8pt" style:font-size-complex="8pt"/>
    </style:style>
    <style:style style:name="P26" style:family="paragraph" style:parent-style-name="Textformatvorlage">
      <style:paragraph-properties fo:margin-top="0.0835in" fo:margin-bottom="0.0835in" style:line-height-at-least="0.0835in" fo:text-align="center" style:justify-single-word="false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27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28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style:font-name-asian="Verdana2" style:font-size-asian="8pt" style:font-name-complex="Verdana2" style:font-size-complex="8pt"/>
    </style:style>
    <style:style style:name="P29" style:family="paragraph" style:parent-style-name="Standard">
      <style:paragraph-properties fo:margin-left="0.0425in" fo:margin-right="0.0035in" fo:text-indent="0in" style:auto-text-indent="false"/>
    </style:style>
    <style:style style:name="P30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31" style:family="paragraph" style:parent-style-name="Textformatvorlage" style:master-page-name="">
      <style:paragraph-properties fo:margin-left="-0.081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2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1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33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4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5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 fo:padding="0.0291in" fo:border-left="none" fo:border-right="none" fo:border-top="none" fo:border-bottom="0.0008in solid #000000" style:join-border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6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7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8" style:family="paragraph" style:parent-style-name="Textformatvorlage" style:master-page-name="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0028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9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P40" style:family="paragraph" style:parent-style-name="Textformatvorlage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41" style:family="paragraph" style:parent-style-name="Textformatvorlage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 fo:break-before="page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4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1" fo:font-size="8pt" fo:letter-spacing="normal"/>
    </style:style>
    <style:style style:name="P4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44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0.1063in"/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5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3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#000000" style:letter-kerning="true"/>
    </style:style>
    <style:style style:name="T4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style:text-underline-style="none" style:letter-kerning="true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222222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8" style:family="text">
      <style:text-properties fo:font-variant="normal" fo:text-transform="none" fo:color="#222222" style:text-outline="false" style:text-line-through-style="none" style:text-position="super 58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9" style:family="text">
      <style:text-properties fo:font-variant="normal" fo:text-transform="none" fo:color="#0000ff" style:text-outline="false" style:text-line-through-style="none" style:text-position="0% 100%" style:font-name="Verdana1" fo:letter-spacing="normal" fo:language="en" fo:country="US" fo:font-style="normal" style:text-underline-style="solid" style:text-underline-width="auto" style:text-underline-color="#000000" fo:font-weight="normal" style:letter-kerning="true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1" style:family="text">
      <style:text-properties fo:font-variant="normal" fo:text-transform="none" fo:color="#3333ff" style:text-outline="false" style:text-line-through-style="none" style:text-position="0% 100%" style:font-name="Verdana1" fo:font-size="8pt" fo:letter-spacing="normal" style:letter-kerning="true" style:font-size-asian="8pt" style:font-size-complex="8pt"/>
    </style:style>
    <style:style style:name="T12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style:text-underline-style="solid" style:text-underline-width="auto" style:text-underline-color="font-color" style:letter-kerning="true"/>
    </style:style>
    <style:style style:name="T13" style:family="text">
      <style:text-properties fo:color="#0432ff" style:font-name="Verdana1" fo:font-size="8pt" fo:language="en" fo:country="US" style:font-size-asian="8pt" style:font-size-complex="8pt"/>
    </style:style>
    <style:style style:name="T14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15" style:family="text">
      <style:text-properties fo:color="#3333ff" style:font-name="Verdana1"/>
    </style:style>
    <style:style style:name="T16" style:family="text">
      <style:text-properties fo:color="#3333ff" style:font-name="Verdana1" fo:font-size="8pt" fo:font-style="normal" style:font-size-asian="8pt" style:font-style-asian="normal" style:font-size-complex="8pt" style:font-style-complex="normal"/>
    </style:style>
    <style:style style:name="T17" style:family="text">
      <style:text-properties fo:color="#3333ff" style:font-name="Verdana1" style:text-underline-style="solid" style:text-underline-width="auto" style:text-underline-color="font-color" style:font-name-asian="Verdana2" style:font-name-complex="Verdana2"/>
    </style:style>
    <style:style style:name="T18" style:family="text">
      <style:text-properties fo:color="#0000ff" style:text-outline="false" style:text-line-through-style="none" style:text-position="0% 100%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19" style:family="text">
      <style:text-properties fo:color="#0000ff" style:font-name="Verdana1" fo:language="en" fo:country="US" fo:font-style="normal" style:text-underline-style="solid" style:text-underline-width="auto" style:text-underline-color="#000000" style:font-style-asian="normal" style:font-style-complex="normal"/>
    </style:style>
    <style:style style:name="T20" style:family="text">
      <style:text-properties style:font-name="Verdana1"/>
    </style:style>
    <style:style style:name="T21" style:family="text">
      <style:text-properties style:font-name="Verdana1" fo:font-size="8pt" fo:font-style="normal" style:font-size-asian="8pt" style:font-style-asian="normal" style:font-size-complex="8pt" style:font-style-complex="normal"/>
    </style:style>
    <style:style style:name="T22" style:family="text">
      <style:text-properties style:font-name="Verdana1" fo:font-size="8pt" fo:language="en" fo:country="US" style:font-size-asian="8pt" style:font-size-complex="8pt"/>
    </style:style>
    <style:style style:name="T23" style:family="text">
      <style:text-properties style:font-name="Verdana1" fo:font-style="normal" style:font-style-asian="normal" style:font-style-complex="normal"/>
    </style:style>
    <style:style style:name="T24" style:family="text">
      <style:text-properties style:font-name="Verdana1" style:font-name-asian="Verdana2" style:font-name-complex="Verdan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I have 10 years of experience - 5 years in corporate and 5 years in startups. I mostly work on Nodejs and backends. I also use ReactJs/native, Android/iOS native, some data science algorithms and embedded stacks/C/C++ to build MVPs. <text:s/></text:p>
      <text:p text:style-name="P25"/>
      <text:p text:style-name="P31">Experien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Timeline</text:p>
            </table:table-cell>
            <table:table-cell table:style-name="Table1.A1" office:value-type="string">
              <text:p text:style-name="P4">Responsibilities &amp; Highlights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table:number-rows-spanned="3" office:value-type="string">
            <text:p text:style-name="P15">Since July</text:p>
            <text:p text:style-name="P15">(10 months)</text:p>
            <text:p text:style-name="P15"/>
            <text:p text:style-name="P15">Independent works</text:p>
            <text:p text:style-name="P15"/>
          </table:table-cell>
          <table:table-cell table:style-name="Table1.A1" office:value-type="string">
            <text:p text:style-name="Textformatvorlage"><text:span text:style-name="T21">Halfchess (</text:span><text:a xlink:type="simple" xlink:href="http://www.halfchess.com/" text:style-name="Internet_20_link" text:visited-style-name="Visited_20_Internet_20_Link"><text:span text:style-name="None"><text:span text:style-name="T16">www.halfchess.com</text:span></text:span></text:a><text:span text:style-name="T21">) – a game for improving your chess skills while spending lesser time. Halfchess has been growing viral and has more and more users everyday. I have done everything in this project – from conceptualizing, to designing an icon, to setting up scalable servers on gcloud.</text:span></text:p>
            <text:p text:style-name="P6">‑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7"><text:span text:style-name="T23">Archiejs <text:s/>(</text:span><text:a xlink:type="simple" xlink:href="https://github.com/archiejs" text:style-name="Internet_20_link" text:visited-style-name="Visited_20_Internet_20_Link"><text:span text:style-name="None"><text:span text:style-name="T19">https://github.com/archiejs</text:span></text:span></text:a><text:span text:style-name="T23">) – an open-source nodejs dependency injection framework which makes it easier to write maintainable code, easier to create testcases, etc.</text:span></text:p>
            <text:p text:style-name="P6">‑</text:p>
          </table:table-cell>
        </table:table-row>
        <table:table-row table:style-name="Table1.5">
          <table:covered-table-cell/>
          <table:table-cell table:style-name="Table1.A1" office:value-type="string">
            <text:p text:style-name="P8"><text:span text:style-name="T6">Various small freelance projects – (1) </text:span><text:span text:style-name="T20">An offline OCR Library on Android for reading bills, cards and other documents. The library extracts useful fields from complex documents in realtime. <text:s/>(2) A gcloud serverless app for migrating data to Zoho, etc</text:span></text:p>
            <text:p text:style-name="P6">‑</text:p>
          </table:table-cell>
        </table:table-row>
        <table:table-row table:style-name="Table1.6">
          <table:table-cell table:style-name="Table1.A1" table:number-rows-spanned="3" office:value-type="string">
            <text:p text:style-name="P16">July 2016 to </text:p>
            <text:p text:style-name="P16">Nov 2015</text:p>
            <text:p text:style-name="P16">(8 months)</text:p>
            <text:p text:style-name="P16"/>
            <text:p text:style-name="P16">Consultant, </text:p>
            <text:p text:style-name="P11"><text:a xlink:type="simple" xlink:href="https://jiomoney.com/" text:style-name="Internet_20_link" text:visited-style-name="Visited_20_Internet_20_Link"><text:span text:style-name="T17">JioMoney</text:span></text:a><text:span text:style-name="T20"> Bangalore,</text:span><text:span text:style-name="T24"><text:line-break/></text:span><text:span text:style-name="T20">Reliance Jio</text:span></text:p>
            <text:p text:style-name="P16"/>
            <text:p text:style-name="P16"/>
          </table:table-cell>
          <table:table-cell table:style-name="Table1.A1" office:value-type="string">
            <text:p text:style-name="P3">A high concurrency bus data aggregator, for finding and booking bus tickets (2 months)</text:p>
            <text:p text:style-name="P3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6">‑</text:p>
          </table:table-cell>
        </table:table-row>
        <table:table-row table:style-name="Table1.7">
          <table:covered-table-cell/>
          <table:table-cell table:style-name="Table1.A1" office:value-type="string">
            <text:p text:style-name="P32">Server development for mobile wallet (3 months)</text:p>
            <text:p text:style-name="P32">We worked in a team of 5 developers. I picked an initial architecture for the server and coded some modules in it, including the ISO 8583 client module. (tech: java play, oracle db, actor system).</text:p>
            <text:p text:style-name="P33">‑</text:p>
          </table:table-cell>
        </table:table-row>
        <table:table-row table:style-name="Table1.8">
          <table:covered-table-cell/>
          <table:table-cell table:style-name="Table1.A1" office:value-type="string">
            <text:p text:style-name="P32">To develop automation testsuite for android and iOS wallet application (2 months)</text:p>
            <text:p text:style-name="P32">We worked in a team of 3 developers and wrote about 250-300 integration testcases for Android and iOS apps from scratch. (tech: calabash, gerkin, page object model)</text:p>
            <text:p text:style-name="P35"/>
            <text:p text:style-name="P34"/>
          </table:table-cell>
        </table:table-row>
        <table:table-row table:style-name="Table1.9">
          <table:table-cell table:style-name="Table1.A1" office:value-type="string">
            <text:p text:style-name="P16">15 - 10 </text:p>
            <text:p text:style-name="P16">(5 years)</text:p>
            <text:p text:style-name="P16"/>
            <text:p text:style-name="P16">Flipflopapp and Freelancer</text:p>
            <text:p text:style-name="P16"/>
          </table:table-cell>
          <table:table-cell table:style-name="Table1.A1" office:value-type="string">
            <text:p text:style-name="P42"><text:span text:style-name="T14">I ran two different companies between 2010 (ededaa) and 2014 (flipflopapp). Each I ran for about 1.5 years. Flipflopapp was an IT services company for building web and mobile apps. I had built and mentored a young team of 5 engineers. </text:span></text:p>
            <text:p text:style-name="P42"><text:span text:style-name="T14">Later, post Jan 2014, I had I worked on several startup ideas developing MVPs – as a cofounder or as a freelancer. The projects are listed in a </text:span><text:a xlink:type="simple" xlink:href="https://gist.github.com/navalsaini/c3a4cf0b60f7fc0fdf64bf84d226b40f" text:style-name="Internet_20_link" text:visited-style-name="Visited_20_Internet_20_Link"><text:span text:style-name="T18">gist (click here)</text:span></text:a><text:span text:style-name="T14">.</text:span></text:p>
          </table:table-cell>
        </table:table-row>
        <table:table-row table:style-name="Table1.10">
          <table:table-cell table:style-name="Table1.A1" office:value-type="string">
            <text:p text:style-name="P16">Feb 09 – July 10</text:p>
            <text:p text:style-name="P16">(1.5 years)</text:p>
            <text:p text:style-name="P16"/>
            <text:p text:style-name="P16">Qualcomm</text:p>
            <text:p text:style-name="P16"/>
          </table:table-cell>
          <table:table-cell table:style-name="Table1.A1" office:value-type="string">
            <text:p text:style-name="P16">Customer issues related <text:s/>to audio multimedia and stability.</text:p>
            <text:p text:style-name="P16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11">
          <table:table-cell table:style-name="Table1.A1" office:value-type="string">
            <text:p text:style-name="P16">Feb 09 – July 06</text:p>
            <text:p text:style-name="P16">(2.5 years)</text:p>
            <text:p text:style-name="P16"/>
            <text:p text:style-name="P16">Conexant/NXP</text:p>
            <text:p text:style-name="P16"/>
          </table:table-cell>
          <table:table-cell table:style-name="Table1.A1" office:value-type="string">
            <text:p text:style-name="P30">Open source tools and technologies (mainly linux kernel) and BSP development for set-top-boxes.</text:p>
            <text:p text:style-name="P29"><text:span text:style-name="T7">Sugges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11">O_DIRECT patch for processors with VIPT cache for mainline kernel</text:span></text:span></text:a><text:span text:style-name="T7">” </text:span></text:p>
          </table:table-cell>
        </table:table-row>
      </table:table>
      <text:p text:style-name="P28"/>
      <text:p text:style-name="P36">Open-source and patents</text:p>
      <text:list xml:id="list1614579616105628952" text:style-name="L1">
        <text:list-item>
          <text:p text:style-name="P44"><text:span text:style-name="T5">Applied for a US patent on search technology while developing NewsNinja (</text:span><text:a xlink:type="simple" xlink:href="http://www.google.ch/patents/WO2015083180A1" text:style-name="Internet_20_link" text:visited-style-name="Visited_20_Internet_20_Link"><text:span text:style-name="T12">http://www.google.ch/patents/WO2015083180A1</text:span></text:a><text:span text:style-name="T5">) </text:span></text:p>
        </text:list-item>
        <text:list-item>
          <text:p text:style-name="P45"><text:span text:style-name="T5">Long history of contributing to open-source (</text:span><text:a xlink:type="simple" xlink:href="http://github.com/flipflopapp" text:style-name="Internet_20_link" text:visited-style-name="Visited_20_Internet_20_Link"><text:span text:style-name="T12">http://github.com/flipflopapp</text:span></text:a><text:span text:style-name="T5"> and </text:span><text:a xlink:type="simple" xlink:href="https://github.com/archiejs" text:style-name="Internet_20_link" text:visited-style-name="Visited_20_Internet_20_Link"><text:span text:style-name="None"><text:span text:style-name="T9">https://github.com/archiejs</text:span></text:span></text:a><text:span text:style-name="T6">)</text:span></text:p>
        </text:list-item>
      </text:list>
      <text:p text:style-name="P24"/>
      <text:p text:style-name="P37">Educatio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Degree</text:p>
          </table:table-cell>
          <table:table-cell table:style-name="Table4.A1" office:value-type="string">
            <text:p text:style-name="P14">University</text:p>
          </table:table-cell>
          <table:table-cell table:style-name="Table4.A1" office:value-type="string">
            <text:p text:style-name="P14">Highlights</text:p>
          </table:table-cell>
        </table:table-row>
        <table:table-row table:style-name="Table4.2">
          <table:table-cell table:style-name="Table4.A1" office:value-type="string">
            <text:p text:style-name="P16">Master of Computer Applications, 2006</text:p>
          </table:table-cell>
          <table:table-cell table:style-name="Table4.A1" office:value-type="string">
            <text:p text:style-name="P16">Guru Gobind Singh Indrap. Univ. (GGSIPU)</text:p>
          </table:table-cell>
          <table:table-cell table:style-name="Table4.A1" office:value-type="string">
            <text:p text:style-name="P23"><text:span text:style-name="T7">Algebraic study of discrete multidimensional signal processing, unpublished work, MCA 3</text:span><text:span text:style-name="T8">rd</text:span><text:span text:style-name="T7"> sem, 2004 (Link: </text:span><text:a xlink:type="simple" xlink:href="https://independent.academia.edu/NavalSaini" text:style-name="Internet_20_link" text:visited-style-name="Visited_20_Internet_20_Link"><text:span text:style-name="None"><text:span text:style-name="T10">Academic papers</text:span></text:span></text:a><text:span text:style-name="T7">)</text:span></text:p>
          </table:table-cell>
        </table:table-row>
      </table:table>
      <text:p text:style-name="P40"/>
      <text:p text:style-name="P41">Appendix I - Personal Data</text:p>
      <text:p text:style-name="P2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Date of Birth, Nationality</text:p>
          </table:table-cell>
          <table:table-cell table:style-name="Table3.A1" office:value-type="string">
            <text:p text:style-name="P16">27-11-81, INDIAN</text:p>
          </table:table-cell>
        </table:table-row>
        <table:table-row table:style-name="Table3.1">
          <table:table-cell table:style-name="Table3.A1" office:value-type="string">
            <text:p text:style-name="P16">Languages</text:p>
          </table:table-cell>
          <table:table-cell table:style-name="Table3.A1" office:value-type="string">
            <text:p text:style-name="P20">English, Hindi</text:p>
          </table:table-cell>
        </table:table-row>
        <table:table-row table:style-name="Table3.1">
          <table:table-cell table:style-name="Table3.A1" office:value-type="string">
            <text:p text:style-name="P16">Interests</text:p>
          </table:table-cell>
          <table:table-cell table:style-name="Table3.A1" office:value-type="string">
            <text:p text:style-name="P16">Playing flute, Cycling, Networking, Social work, Writing, Learning about cultures</text:p>
          </table:table-cell>
        </table:table-row>
        <table:table-row table:style-name="Table3.4">
          <table:table-cell table:style-name="Table3.A1" office:value-type="string">
            <text:p text:style-name="P16">Github</text:p>
          </table:table-cell>
          <table:table-cell table:style-name="Table3.A1" office:value-type="string">
            <text:p text:style-name="P10"><text:a xlink:type="simple" xlink:href="http://www.github.com/archiejs" text:style-name="Internet_20_link" text:visited-style-name="Visited_20_Internet_20_Link"><text:span text:style-name="Internet_20_link"><text:span text:style-name="T13">http://www.github.com/archiejs</text:span></text:span></text:a><text:span text:style-name="T22">, </text:span><text:a xlink:type="simple" xlink:href="http://www.github.com/flipflopapp" text:style-name="Internet_20_link" text:visited-style-name="Visited_20_Internet_20_Link"><text:span text:style-name="None"><text:span text:style-name="T10">http://www.github.com/flipflopapp</text:span></text:span></text:a></text:p>
          </table:table-cell>
        </table:table-row>
        <table:table-row table:style-name="Table3.1">
          <table:table-cell table:style-name="Table3.A1" office:value-type="string">
            <text:p text:style-name="P16">Talks</text:p>
          </table:table-cell>
          <table:table-cell table:style-name="Table3.A1" office:value-type="string">
            <text:p text:style-name="P21"><text:a xlink:type="simple" xlink:href="https://slid.es/navalsaini" text:style-name="Internet_20_link" text:visited-style-name="Visited_20_Internet_20_Link"><text:span text:style-name="T15">https://slid.es/navalsaini</text:span></text:a></text:p>
          </table:table-cell>
        </table:table-row>
      </table:table>
      <text:p text:style-name="P25"/>
      <text:p text:style-name="P38">Appendix II - Products built and Technologies used over last 10 years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Year</text:p>
          </table:table-cell>
          <table:table-cell table:style-name="Table2.A1" office:value-type="string">
            <text:p text:style-name="P14">Tech and Role</text:p>
          </table:table-cell>
          <table:table-cell table:style-name="Table2.A1" office:value-type="string">
            <text:p text:style-name="P14">Products and technologies</text:p>
          </table:table-cell>
        </table:table-row>
        <table:table-row table:style-name="Table2.1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3">
          <table:table-cell table:style-name="Table2.A1" office:value-type="string">
            <text:p text:style-name="P16">2011 </text:p>
            <text:p text:style-name="P16">-16</text:p>
          </table:table-cell>
          <table:table-cell table:style-name="Table2.A1" office:value-type="string">
            <text:p text:style-name="P16">Web &amp; Mobile applications</text:p>
            <text:p text:style-name="P18"/>
            <text:p text:style-name="P19">Role:</text:p>
            <text:p text:style-name="P16">Startup Founder; Consulting</text:p>
          </table:table-cell>
          <table:table-cell table:style-name="Table2.A1" office:value-type="string">
            <text:p text:style-name="P22"><text:span text:style-name="T3">Technologies</text:span><text:span text:style-name="T2">: nodejs, reactjs (backbone, sencha touch), android (java), kubernetes, TDD, functional programming, google cloud functions, swift (ios), <text:s/>java play framework, C/openCV, Tessarect OCR, Gcloud, AWS, etc</text:span></text:p>
            <text:p text:style-name="P17"/>
            <text:p text:style-name="P22"><text:span text:style-name="T4">Products:</text:span><text:span text:style-name="T2"> JioMoney Wallet, Halfchess, Convflow, SilentNinja, etc</text:span></text:p>
          </table:table-cell>
        </table:table-row>
        <table:table-row table:style-name="Table2.4">
          <table:table-cell table:style-name="Table2.A1" office:value-type="string">
            <text:p text:style-name="P16">2009</text:p>
            <text:p text:style-name="P16">-10</text:p>
          </table:table-cell>
          <table:table-cell table:style-name="Table2.A1" office:value-type="string">
            <text:p text:style-name="P16">Smart phone</text:p>
            <text:p text:style-name="P18"/>
            <text:p text:style-name="P19">Role:</text:p>
            <text:p text:style-name="P16">Android audio multimedia Customer Engineer</text:p>
          </table:table-cell>
          <table:table-cell table:style-name="Table2.A1" office:value-type="string">
            <text:p text:style-name="P22"><text:span text:style-name="T3">Modules</text:span><text:span text:style-name="T2">: Android music application, Android framework classes, Opencore PVMF, Userspace HAL, Audio drivers, Hardware drivers for audio devices (like headset, BT headset, etc), proprietary audio routing mechanisms, etc</text:span></text:p>
            <text:p text:style-name="P22"><text:span text:style-name="T3">Languages</text:span><text:span text:style-name="T2">: C, C++, Java</text:span></text:p>
            <text:p text:style-name="P22"><text:span text:style-name="T3">Other responsibilities</text:span><text:span text:style-name="T2">: Customer training, Documentation, Software architecture support for customers</text:span></text:p>
            <text:p text:style-name="P22"><text:span text:style-name="T3">Products</text:span><text:span text:style-name="T2">: LG GT540 (Optimus), Samsung Galaxy, etc</text:span></text:p>
          </table:table-cell>
        </table:table-row>
        <table:table-row table:style-name="Table2.5">
          <table:table-cell table:style-name="Table2.A1" office:value-type="string">
            <text:p text:style-name="P16">2006</text:p>
            <text:p text:style-name="P16">-09</text:p>
          </table:table-cell>
          <table:table-cell table:style-name="Table2.A1" office:value-type="string">
            <text:p text:style-name="P16">Set top boxes </text:p>
            <text:p text:style-name="P18"/>
            <text:p text:style-name="P19">Role:</text:p>
            <text:p text:style-name="P16">Engineer in Open source and BSP team</text:p>
          </table:table-cell>
          <table:table-cell table:style-name="Table2.A1" office:value-type="string">
            <text:p text:style-name="P22"><text:span text:style-name="T3">Modules</text:span><text:span text:style-name="T2">: Linux kernel, Uboot, Proprietary kernel abstraction layer (in kernel space and user space), Busybox, Uclibc library, <text:s/>GDB, etc</text:span></text:p>
            <text:p text:style-name="P22"><text:span text:style-name="T3">BSP areas</text:span><text:span text:style-name="T2">: Arm 11 application processor bring-up, porting Uboot, Memory management related issues, Arm related issues (caching), etc</text:span></text:p>
            <text:p text:style-name="P22"><text:span text:style-name="T3">Languages</text:span><text:span text:style-name="T2">: C, Arm assembly, Lauterbach scripting, Makefiles</text:span></text:p>
            <text:p text:style-name="P22"><text:span text:style-name="T3">Products</text:span><text:span text:style-name="T2">: Nevis, Pecos, Trinity (and variants)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tab/>navalnovel@gmail.com</text:p>
        <text:p text:style-name="MP2"><text:tab/>+91-9560375909</text:p>
        <text:p text:style-name="MP1"><text:tab/>India</text:p>
      </style:header>
      <style:footer>
        <text:p text:style-name="MP3"><text:date style:data-style-name="N30" text:date-value="2017-06-22T21:15:32.99">6/22/17</text:date><text:tab/><text:tab/><text:tab/><text:tab/>Page <text:page-number text:select-page="current">2</text:page-number><text:span text:style-name="MT1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22T21:15:33</dc:date>
    <dc:creator>Naval Saini</dc:creator>
    <meta:generator>OpenOffice/4.1.2$Unix OpenOffice.org_project/412m3$Build-9782</meta:generator>
    <meta:editing-duration>PT4H29M33S</meta:editing-duration>
    <meta:editing-cycles>148</meta:editing-cycles>
    <meta:document-statistic meta:table-count="4" meta:image-count="0" meta:object-count="0" meta:page-count="2" meta:paragraph-count="95" meta:word-count="762" meta:character-count="5106"/>
  </office:meta>
</office:document-meta>
</file>